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fo:break-before="page"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8" style:family="table-cell">
      <style:table-cell-properties fo:background-color="#e6e6e6" fo:padding="0.0382in" fo:border-left="0.0007in solid #000000" fo:border-right="none" fo:border-top="none" fo:border-bottom="0.0007in solid #000000">
        <style:background-image/>
      </style:table-cell-properties>
    </style:style>
    <style:style style:name="Table8.B8"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text-properties style:font-name="Times New Roman" fo:font-size="10pt" fo:font-weight="bold" style:font-size-asian="10pt" style:font-weight-asian="bold" style:font-size-complex="10pt" style:font-weight-complex="bold"/>
    </style:style>
    <style:style style:name="P21" style:family="paragraph" style:parent-style-name="Standard">
      <style:paragraph-properties fo:background-color="#e6e6e6">
        <style:background-image/>
      </style:paragraph-properties>
      <style:text-properties fo:font-size="10pt" style:font-size-asian="10pt" style:font-size-complex="10pt"/>
    </style:style>
    <style:style style:name="P22"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3"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4"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5"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6"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7"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8"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New"/>
    </style:style>
    <style:style style:name="P30"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Standard">
      <style:paragraph-properties fo:margin-left="0.1953in" fo:margin-right="0.3209in" fo:text-indent="0in" style:auto-text-indent="false"/>
      <style:text-properties fo:font-size="8pt" style:font-size-asian="8pt" style:font-size-complex="8pt"/>
    </style:style>
    <style:style style:name="P34" style:family="paragraph" style:parent-style-name="Standard">
      <style:paragraph-properties fo:background-color="transparent">
        <style:background-image/>
      </style:paragraph-properties>
      <style:text-properties fo:font-size="10pt" style:font-size-asian="10pt" style:font-size-complex="10pt"/>
    </style:style>
    <style:style style:name="P35"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7"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8"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text-properties style:font-name="Courier New" fo:font-size="9pt" style:font-size-asian="9pt" style:font-size-complex="9pt"/>
    </style:style>
    <style:style style:name="P42" style:family="paragraph" style:parent-style-name="Text_20_body">
      <style:text-properties style:font-name="Courier New" fo:font-size="7pt" style:font-size-asian="7pt" style:font-size-complex="7pt"/>
    </style:style>
    <style:style style:name="P43" style:family="paragraph" style:parent-style-name="Text_20_body">
      <style:text-properties fo:font-size="10pt" style:font-size-asian="10pt" style:font-size-complex="10pt"/>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style:font-name="Times New Roman" fo:font-size="10pt" fo:font-style="normal" style:font-size-asian="10pt" style:font-style-asian="normal" style:font-size-complex="10pt" style:font-style-complex="normal"/>
    </style:style>
    <style:style style:name="P46" style:family="paragraph" style:parent-style-name="Text_20_body">
      <style:paragraph-properties fo:margin-top="0in" fo:margin-bottom="0.0835in"/>
    </style:style>
    <style:style style:name="P47"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8"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49" style:family="paragraph" style:parent-style-name="Preformatted_20_Text">
      <style:text-properties fo:font-size="9pt" style:font-size-asian="9pt" style:font-size-complex="9pt"/>
    </style:style>
    <style:style style:name="P50" style:family="paragraph" style:parent-style-name="Preformatted_20_Text">
      <style:paragraph-properties fo:margin-top="0in" fo:margin-bottom="0.1965in"/>
      <style:text-properties fo:font-size="9pt" style:font-size-asian="9pt" style:font-size-complex="9pt"/>
    </style:style>
    <style:style style:name="P51" style:family="paragraph" style:parent-style-name="Standard">
      <style:paragraph-properties fo:margin-left="0.4925in" fo:margin-right="0in" fo:text-indent="0in" style:auto-text-indent="false"/>
      <style:text-properties fo:font-size="10pt" style:font-size-asian="10pt" style:font-size-complex="10pt"/>
    </style:style>
    <style:style style:name="P52" style:family="paragraph" style:parent-style-name="Contents_20_1">
      <style:paragraph-properties>
        <style:tab-stops>
          <style:tab-stop style:position="6.6925in" style:type="right" style:leader-style="dotted" style:leader-text="."/>
        </style:tab-stops>
      </style:paragraph-properties>
    </style:style>
    <style:style style:name="P53" style:family="paragraph" style:parent-style-name="Contents_20_2">
      <style:paragraph-properties>
        <style:tab-stops>
          <style:tab-stop style:position="6.4957in" style:type="right" style:leader-style="dotted" style:leader-text="."/>
        </style:tab-stops>
      </style:paragraph-properties>
    </style:style>
    <style:style style:name="P54" style:family="paragraph" style:parent-style-name="Contents_20_3">
      <style:paragraph-properties>
        <style:tab-stops>
          <style:tab-stop style:position="6.2992in" style:type="right" style:leader-style="dotted" style:leader-text="."/>
        </style:tab-stops>
      </style:paragraph-properties>
    </style:style>
    <style:style style:name="P55" style:family="paragraph" style:parent-style-name="Contents_20_4">
      <style:paragraph-properties>
        <style:tab-stops>
          <style:tab-stop style:position="6.1028in" style:type="right" style:leader-style="dotted" style:leader-text="."/>
        </style:tab-stops>
      </style:paragraph-properties>
    </style:style>
    <style:style style:name="P56" style:family="paragraph" style:parent-style-name="Contents_20_5">
      <style:paragraph-properties>
        <style:tab-stops>
          <style:tab-stop style:position="5.9063in" style:type="right" style:leader-style="dotted" style:leader-text="."/>
        </style:tab-stops>
      </style:paragraph-properties>
    </style:style>
    <style:style style:name="P57" style:family="paragraph" style:parent-style-name="Standard">
      <style:text-properties fo:font-size="10pt" style:font-size-asian="10pt" style:font-size-complex="10pt"/>
    </style:style>
    <style:style style:name="P58" style:family="paragraph" style:parent-style-name="Standard" style:list-style-name="L4">
      <style:text-properties fo:font-size="10pt" style:font-size-asian="10pt" style:font-size-complex="10pt"/>
    </style:style>
    <style:style style:name="P59" style:family="paragraph" style:parent-style-name="Standard">
      <style:text-properties fo:font-size="10pt" fo:font-style="normal" style:font-size-asian="10pt" style:font-style-asian="normal" style:font-size-complex="10pt" style:font-style-complex="normal"/>
    </style:style>
    <style:style style:name="P60" style:family="paragraph" style:parent-style-name="Standard">
      <style:text-properties style:font-name="Courier New" fo:font-size="9pt" style:font-size-asian="9pt" style:font-size-complex="9pt"/>
    </style:style>
    <style:style style:name="P61" style:family="paragraph" style:parent-style-name="Standard">
      <style:text-properties style:font-name="Courier New" fo:font-size="8pt" style:font-size-asian="8pt" style:font-size-complex="8pt"/>
    </style:style>
    <style:style style:name="P62" style:family="paragraph" style:parent-style-name="Standard">
      <style:text-properties style:font-name="Courier New" fo:font-size="10pt" fo:font-weight="bold" style:font-size-asian="10pt" style:font-weight-asian="bold" style:font-size-complex="10pt" style:font-weight-complex="bold"/>
    </style:style>
    <style:style style:name="P63" style:family="paragraph" style:parent-style-name="Standard">
      <style:text-properties style:font-name="Courier New" fo:font-size="8pt" style:font-size-asian="8pt" style:font-size-complex="8pt"/>
    </style:style>
    <style:style style:name="P64" style:family="paragraph" style:parent-style-name="Standard">
      <style:text-properties fo:font-size="9pt" style:font-size-asian="9pt" style:font-size-complex="9pt"/>
    </style:style>
    <style:style style:name="P65" style:family="paragraph" style:parent-style-name="Standard">
      <style:text-properties style:font-name="Times New Roman" fo:font-size="10pt" fo:font-weight="bold" style:font-size-asian="10pt" style:font-weight-asian="bold" style:font-size-complex="10pt" style:font-weight-complex="bold"/>
    </style:style>
    <style:style style:name="P66" style:family="paragraph" style:parent-style-name="Standard">
      <style:text-properties style:font-name="Times New Roman" fo:font-size="9pt" style:font-size-asian="9pt" style:font-size-complex="9pt"/>
    </style:style>
    <style:style style:name="P67"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8"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9"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70"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71" style:family="paragraph" style:parent-style-name="Standard" style:list-style-name="L9">
      <style:paragraph-properties fo:margin-left="0.4925in" fo:margin-right="1.0236in" fo:text-indent="0in" style:auto-text-indent="false"/>
    </style:style>
    <style:style style:name="P72"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Heading_20_2">
      <style:text-properties fo:font-size="10pt" style:font-size-asian="10pt" style:font-size-complex="10pt"/>
    </style:style>
    <style:style style:name="P76" style:family="paragraph" style:parent-style-name="Heading_20_3">
      <style:text-properties fo:font-size="10pt" style:font-size-asian="10pt" style:font-size-complex="10pt"/>
    </style:style>
    <style:style style:name="P77" style:family="paragraph" style:parent-style-name="Heading_20_4">
      <style:text-properties fo:font-size="10pt" style:font-size-asian="10pt" style:font-size-complex="10pt"/>
    </style:style>
    <style:style style:name="P78" style:family="paragraph" style:parent-style-name="Heading_20_4">
      <style:paragraph-properties fo:background-color="#e6e6e6">
        <style:background-image/>
      </style:paragraph-properties>
    </style:style>
    <style:style style:name="P79" style:family="paragraph" style:parent-style-name="Heading_20_4">
      <style:paragraph-properties fo:background-color="#e6e6e6">
        <style:background-image/>
      </style:paragraph-properties>
      <style:text-properties fo:background-color="transparent"/>
    </style:style>
    <style:style style:name="P80" style:family="paragraph" style:parent-style-name="Heading_20_4">
      <style:paragraph-properties fo:background-color="transparent">
        <style:background-image/>
      </style:paragraph-properties>
    </style:style>
    <style:style style:name="P81" style:family="paragraph" style:parent-style-name="Heading_20_5">
      <style:paragraph-properties fo:background-color="#e6e6e6">
        <style:background-image/>
      </style:paragraph-properties>
    </style:style>
    <style:style style:name="P82"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83"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84" style:family="paragraph" style:parent-style-name="Table_20_Contents">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P85" style:family="paragraph" style:parent-style-name="Table_20_Contents">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86" style:family="paragraph" style:parent-style-name="Table_20_Heading">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T25" style:family="text">
      <style:text-properties style:font-name="Courier New"/>
    </style:style>
    <style:style style:name="T26" style:family="text">
      <style:text-properties style:font-name="Courier New" fo:font-size="8pt" style:font-size-asian="8pt" style:font-size-complex="8pt"/>
    </style:style>
    <style:style style:name="T27" style:family="text">
      <style:text-properties style:font-name="Courier New" fo:font-size="10pt" style:font-size-asian="10pt" style:font-size-complex="10pt"/>
    </style:style>
    <style:style style:name="T28" style:family="text">
      <style:text-properties fo:font-weight="bold" style:font-weight-asian="bold" style:font-weight-complex="bold"/>
    </style:style>
    <style:style style:name="T29"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text:h>
      <text:h text:style-name="Heading_20_2" text:outline-level="2">For use with the tei2html XSLT style sheets.</text:h>
      <text:p text:style-name="P1"/>
      <text:p text:style-name="P4">Jeroen Hellingman</text:p>
      <text:p text:style-name="P1"/>
      <text:p text:style-name="P1">Version 0.4, 10 December 2009.</text:p>
      <text:p text:style-name="P1"/>
      <text:p text:style-name="P1"/>
      <text:h text:style-name="Heading_20_2" text:outline-level="2">Introduction</text:h>
      <text:p text:style-name="Standard"><text:span text:style-name="T1">These guidelines describe the guidelines for preparing TEILite tagged that can be converted to HTML for inclusion in the Project Gutenberg collection, using tei2html. They assume a working knowledge of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www.library.wisc.edu/help/tech/TEI/guidelines.html"><text:span text:style-name="T1">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I guidelines for Project Gutenberg<text:tab/>1</text:p>
          <text:p text:style-name="P53">Introduction<text:tab/>1</text:p>
          <text:p text:style-name="P53">Markup Guidelines and Conventions<text:tab/>2</text:p>
          <text:p text:style-name="P54">Guiding Principles<text:tab/>2</text:p>
          <text:p text:style-name="P54">A Note on Transformations<text:tab/>3</text:p>
          <text:p text:style-name="P54">SGML versus XML<text:tab/>3</text:p>
          <text:p text:style-name="P54">Character Sets and Special Characters.<text:tab/>3</text:p>
          <text:p text:style-name="P55">SGML<text:tab/>3</text:p>
          <text:p text:style-name="P56">Fractions<text:tab/>3</text:p>
          <text:p text:style-name="P56">Special filling characters for leaders<text:tab/>4</text:p>
          <text:p text:style-name="P55">XML<text:tab/>4</text:p>
          <text:p text:style-name="P54">The TEI Header<text:tab/>4</text:p>
          <text:p text:style-name="P55">Extensions to TEI<text:tab/>4</text:p>
          <text:p text:style-name="P54">The Body<text:tab/>4</text:p>
          <text:p text:style-name="P54">The Title Page<text:tab/>5</text:p>
          <text:p text:style-name="P54">The Main Text Divisions<text:tab/>5</text:p>
          <text:p text:style-name="P54">Headings<text:tab/>6</text:p>
          <text:p text:style-name="P54">Tables of Contents<text:tab/>7</text:p>
          <text:p text:style-name="P55">Table of contents as list<text:tab/>7</text:p>
          <text:p text:style-name="P55">Table of contents as table<text:tab/>7</text:p>
          <text:p text:style-name="P55">Table of contents as sequence of paragraphs<text:tab/>7</text:p>
          <text:p text:style-name="P55">Rationale for keeping original tables of contents<text:tab/>7</text:p>
          <text:p text:style-name="P54">Generated Divisions<text:tab/>7</text:p>
          <text:p text:style-name="P55">Extension to TEI<text:tab/>8</text:p>
          <text:p text:style-name="P54">Poetry<text:tab/>8</text:p>
          <text:p text:style-name="P54">Lists<text:tab/>8</text:p>
          <text:p text:style-name="P54">Tables<text:tab/>9</text:p>
          <text:p text:style-name="P55">Extension to TEILite<text:tab/>9</text:p>
          <text:p text:style-name="P55">Alternative Table Model<text:tab/>9</text:p>
          <text:p text:style-name="P54">Notes<text:tab/>9</text:p>
          <text:p text:style-name="P54">Figures<text:tab/>10</text:p>
          <text:p text:style-name="P55">Extension to TEILite<text:tab/>10</text:p>
          <text:p text:style-name="P54">Working with imageinfo.xml<text:tab/>10</text:p>
          <text:p text:style-name="P54">Decorations with chapter headings<text:tab/>11</text:p>
          <text:p text:style-name="P54"><text:soft-page-break/>Decorative Initials<text:tab/>11</text:p>
          <text:p text:style-name="P54">Quotations<text:tab/>11</text:p>
          <text:p text:style-name="P54">Letters<text:tab/>11</text:p>
          <text:p text:style-name="P54">Highlighting<text:tab/>12</text:p>
          <text:p text:style-name="P54">Abbreviations and Expansions<text:tab/>12</text:p>
          <text:p text:style-name="P54">Index Entries<text:tab/>12</text:p>
          <text:p text:style-name="P54">Hyphenation<text:tab/>12</text:p>
          <text:p text:style-name="P54">Capitalization<text:tab/>12</text:p>
          <text:p text:style-name="P54">Spaces<text:tab/>12</text:p>
          <text:p text:style-name="P54">Errors and Corrections<text:tab/>13</text:p>
          <text:p text:style-name="P54">Obsolete Units of Measurement<text:tab/>13</text:p>
          <text:p text:style-name="P54">Spelling<text:tab/>13</text:p>
          <text:p text:style-name="P54">Running Headers and footers<text:tab/>13</text:p>
          <text:p text:style-name="P54">Page breaks<text:tab/>13</text:p>
          <text:p text:style-name="P54">Thematic breaks<text:tab/>13</text:p>
          <text:p text:style-name="P54">References to pages<text:tab/>13</text:p>
          <text:p text:style-name="P54">Internationalization and Localization<text:tab/>14</text:p>
          <text:p text:style-name="P55">Language tagging<text:tab/>14</text:p>
          <text:p text:style-name="P54">Using the Rend Attribute<text:tab/>15</text:p>
          <text:p text:style-name="P55">Simple<text:tab/>15</text:p>
          <text:p text:style-name="P55">Rendition ladders<text:tab/>15</text:p>
          <text:p text:style-name="P55">CSS based<text:tab/>16</text:p>
          <text:p text:style-name="P54">Comments<text:tab/>16</text:p>
          <text:p text:style-name="P53">Rendering and Presentation<text:tab/>16</text:p>
          <text:p text:style-name="P54">Available XSLT Style Sheets<text:tab/>16</text:p>
          <text:p text:style-name="P54">Available CSS Style Sheets<text:tab/>16</text:p>
          <text:p text:style-name="P55">Arctic Blue<text:tab/>17</text:p>
          <text:p text:style-name="P55">Amazon Green<text:tab/>17</text:p>
          <text:p text:style-name="P55">Borneo Brown<text:tab/>17</text:p>
          <text:p text:style-name="P55">Bohemian Crystal<text:tab/>17</text:p>
          <text:p text:style-name="P55">Modern Print<text:tab/>17</text:p>
          <text:p text:style-name="P55">Classical Print<text:tab/>17</text:p>
          <text:p text:style-name="P54">Custom Style Sheets<text:tab/>17</text:p>
          <text:p text:style-name="P53">Verification process<text:tab/>17</text:p>
          <text:p text:style-name="P53">Standard DTD’s, Schemes, and Style Sheets<text:tab/>18</text:p>
          <text:p text:style-name="P54">Required tools<text:tab/>18</text:p>
          <text:p text:style-name="P55">Validation SGML<text:tab/>18</text:p>
          <text:p text:style-name="P55">Conversion SGML to XML<text:tab/>18</text:p>
          <text:p text:style-name="P55">Validation XML<text:tab/>18</text:p>
          <text:p text:style-name="P55">Conversion XML to HTML<text:tab/>18</text:p>
          <text:p text:style-name="P55">Validation HTML and CSS<text:tab/>19</text:p>
          <text:p text:style-name="P55">Conversion XML to Plain Text<text:tab/>19</text:p>
          <text:p text:style-name="P55">Validation Plain Text<text:tab/>19</text:p>
          <text:p text:style-name="P53">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0163350" text:style-name="L1">
        <text:list-item>
          <text:p text:style-name="P73">Tags supplement the plain text content of the transcribed work. They do not replace content. When all tags are <text:s/>removed from the file, the remaining text should reflect the original source text as much as possible.</text:p>
        </text:list-item>
        <text:list-item>
          <text:p text:style-name="P73">Tags are semantic: they reflect as much as possible the function of a certain part of the text, not its appearance.</text:p>
        </text:list-item>
        <text:list-item>
          <text:p text:style-name="P73">The <text:span text:style-name="T6">@</text:span><text:span text:style-name="T6">rend</text:span> attribute in tags are intended as formatting hints only. Ignoring them fully or partially should not render a text incomprehensible.</text:p>
        </text:list-item>
        <text:list-item>
          <text:p text:style-name="P73">The <text:span text:style-name="T6">@</text:span><text:span text:style-name="T6">rend</text:span> attribute values are designed to map relatively directly to CSS format statements in the HTML version, however, they use a different syntax, and are thus not copied verbatim.</text:p>
        </text:list-item>
      </text:list>
      <text:p text:style-name="Text_20_body"/>
      <text:h text:style-name="Heading_20_3" text:outline-level="3"><text:soft-page-break/>Some notes on the TEI to HTML transformation</text:h>
      <text:p text:style-name="Text_20_body">A TEI source file will typically not be read directly, but converted to various output formats, to wit:</text:p>
      <text:list xml:id="list40159732" text:style-name="L2">
        <text:list-item>
          <text:p text:style-name="P74">HTML for viewing in a browser on a PC.</text:p>
        </text:list-item>
        <text:list-item>
          <text:p text:style-name="P74">ePub for reading on dedicated eBook readers.</text:p>
        </text:list-item>
        <text:list-item>
          <text:p text:style-name="P74">Text for reading on simple devices.</text:p>
        </text:list-item>
        <text:list-item>
          <text:p text:style-name="P74">PDF (using Prince-XML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Almost always,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conceived.</text:p>
      <text:p text:style-name="P1"/>
      <text:p text:style-name="P1">Although XML is simpler, and many more tools can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ly viewable in most modern browsers (which can apply an XSLT transform on the fly; however, in practice, the tei2html stylesheets used here are too complex for a browser).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either in pure 7-bit ASCII, or in the ISO 8859-1 character set. All characters outside those ranges are represented by character entities.</text:p>
      <text:p text:style-name="P1"/>
      <text:p text:style-name="P1">Use entities from the following sets:</text:p>
      <text:p text:style-name="P1"/>
      <text:list xml:id="list40159255" text:style-name="L3">
        <text:list-item>
          <text:p text:style-name="P67">The standard SGML ISO 8859 entity sets.</text:p>
        </text:list-item>
        <text:list-item>
          <text:p text:style-name="P67">The other declared entity sets that come with the TEI DTD.</text:p>
        </text:list-item>
        <text:list-item>
          <text:p text:style-name="P67">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7">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text:soft-page-break/>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81" text:outline-level="5">Special filling characters for leaders</text:h>
      <text:p text:style-name="P21"/>
      <text:p text:style-name="P21">&amp;dotfil;<text:tab/></text:p>
      <text:p text:style-name="P21">&amp;dashfil;</text:p>
      <text:p text:style-name="P21">&amp;linefil;</text:p>
      <text:p text:style-name="P21">&amp;spacefil;</text:p>
      <text:p text:style-name="P21"/>
      <text:p text:style-name="P21">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TEI header (<text:span text:style-name="T10">&lt;teiHeader&gt;</text:span>) contains information about the text and the sources it is derived from. This meta-data is grouped in various sections, in which it is often possible to distinguish information related to the electronic file from that related to the original source.</text:p>
      <text:p text:style-name="P1"/>
      <text:p text:style-name="P1">Preparing a TEI header is less work than it might seem, as you can normally work from a template, prepared with the most common elements already in place.</text:p>
      <text:p text:style-name="P1"/>
      <text:p text:style-name="P1">The TEI header contains four main sections:</text:p>
      <text:p text:style-name="P1"/>
      <text:p text:style-name="P14">&lt;teiHeader&gt;</text:p>
      <text:p text:style-name="P14"><text:tab/>&lt;fileDesc&gt;...&lt;/fileDesc&gt;</text:p>
      <text:p text:style-name="P14"><text:tab/>&lt;encodingDesc&gt;...&lt;/encodingDesc&gt;</text:p>
      <text:p text:style-name="P14"><text:tab/>&lt;profileDesc&gt;...&lt;/profileDesc&gt;</text:p>
      <text:p text:style-name="P14"><text:tab/>&lt;revisionDesc&gt;...&lt;/revisionDesc&gt;</text:p>
      <text:p text:style-name="P14">&lt;/teiHeader&gt;</text:p>
      <text:p text:style-name="P1"/>
      <text:h text:style-name="Heading_20_4" text:outline-level="4">The File Description</text:h>
      <text:p text:style-name="P1">The first element of the TEI header is the file description, <text:span text:style-name="T10">&lt;fileDesc&gt;</text:span>. This contains the most important meta-data in three main elements, the <text:span text:style-name="T10">&lt;titleStmt&gt;</text:span>, <text:span text:style-name="T10">&lt;publicationStmt&gt;</text:span>, and <text:span text:style-name="T10">&lt;sourceDesc&gt;</text:span>. Our template looks like this.</text:p>
      <text:p text:style-name="P1"/>
      <text:p text:style-name="P14">&lt;fileDesc&gt;</text:p>
      <text:p text:style-name="P14"><text:tab/>&lt;titleStmt&gt;</text:p>
      <text:p text:style-name="P14"><text:tab/><text:tab/>&lt;title&gt;<text:span text:style-name="T4">TITLE</text:span>&lt;/title&gt;</text:p>
      <text:p text:style-name="P14"><text:tab/><text:tab/>&lt;author&gt;<text:span text:style-name="T4">AUTHOR</text:span>&lt;/author&gt;</text:p>
      <text:p text:style-name="P14"><text:tab/>&lt;/titleStmt&gt;</text:p>
      <text:p text:style-name="P14"><text:tab/>&lt;publicationStmt&gt;</text:p>
      <text:p text:style-name="P14"><text:tab/><text:tab/>&lt;publisher&gt;<text:span text:style-name="T4">Project Gutenberg</text:span>&lt;/publisher&gt;</text:p>
      <text:p text:style-name="P14"><text:tab/><text:tab/>&lt;pubPlace&gt;<text:span text:style-name="T4">Urbana, Illinois, USA.</text:span>&lt;/pubPlace&gt;</text:p>
      <text:p text:style-name="P14"><text:tab/><text:tab/>&lt;idno type=PGNum&gt;<text:span text:style-name="T4">12345</text:span>&lt;/idno&gt;</text:p>
      <text:p text:style-name="P14"><text:tab/><text:tab/>&lt;date&gt;<text:span text:style-name="T4">2010-01-31</text:span>&lt;/date&gt;</text:p>
      <text:p text:style-name="P14"><text:tab/><text:tab/>&lt;availability&gt;</text:p>
      <text:p text:style-name="P14"><text:tab/><text:tab/><text:tab/>&lt;p&gt;<text:span text:style-name="T4">Some statements on the availability and copyright status of the work.</text:span>&lt;/p&gt;</text:p>
      <text:p text:style-name="P14"><text:tab/><text:tab/>&lt;/availability&gt;</text:p>
      <text:p text:style-name="P14"><text:tab/>&lt;/publicationStmt&gt;</text:p>
      <text:p text:style-name="P14"><text:tab/>&lt;sourceDesc&gt;</text:p>
      <text:p text:style-name="P14"><text:tab/>&lt;bibl&gt;</text:p>
      <text:p text:style-name="P14"><text:tab/><text:tab/>&lt;author&gt;<text:span text:style-name="T4">AUTHOR</text:span>&lt;/author&gt;</text:p>
      <text:p text:style-name="P14"><text:soft-page-break/><text:tab/><text:tab/>&lt;title&gt;<text:span text:style-name="T4">TITLE</text:span>&lt;/title&gt;</text:p>
      <text:p text:style-name="P14"><text:tab/><text:tab/>&lt;date&gt;<text:span text:style-name="T4">YEAR</text:span>&lt;/date&gt;</text:p>
      <text:p text:style-name="P14"><text:tab/>&lt;/bibl&gt;</text:p>
      <text:p text:style-name="P14"><text:tab/>&lt;/sourceDesc&gt;</text:p>
      <text:p text:style-name="P14">&lt;/fileDesc&gt;</text:p>
      <text:p text:style-name="P1"/>
      <text:p text:style-name="P1">You might notice that the TEI header contains the title and author information twice. This is intentional, as one refers to the title of the file, and one to the title of the source. For the title given in the <text:span text:style-name="T10">&lt;titleStmt&gt;</text:span>, some TEI recommendations suggest to append “an electronic transcription” to the original title. We think that is unnecessary, and only use the original title as it is, or perhaps normalized in some fashion. For personal names, we always give them in the natural order, that is, without a comma, and optionally supply the vital dates in parentheses, for example, <text:span text:style-name="T10">&lt;author&gt;John Doe (1833-1901)&lt;/author&gt;</text:span><text:span text:style-name="T19">. You may add other elements allowed by TEI in this statement if needed.</text:span></text:p>
      <text:p text:style-name="P1"><text:span text:style-name="T19"/></text:p>
      <text:p text:style-name="P1"><text:span text:style-name="T19">In the publication statement, we give some information on the publisher and its availability. For typical Project Gutenberg publications, the information in the template is fine.</text:span></text:p>
      <text:p text:style-name="P1"/>
      <text:p text:style-name="P1">The following specific values can be used in the <text:span text:style-name="T10">&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4">&lt;idno type=PGNum&gt;12345&lt;/idno&gt;</text:p>
            </table:table-cell>
            <table:table-cell table:style-name="Table5.B1" office:value-type="string">
              <text:p text:style-name="P64">The Project Gutenberg eBook number.</text:p>
            </table:table-cell>
          </table:table-row>
        </table:table-header-rows>
        <table:table-row>
          <table:table-cell table:style-name="Table5.A2" office:value-type="string">
            <text:p text:style-name="P14">&lt;idno type=PGDPProjectID&gt;project1234&lt;/idno&gt;</text:p>
          </table:table-cell>
          <table:table-cell table:style-name="Table5.B2" office:value-type="string">
            <text:p text:style-name="P64">The DP project number(s).</text:p>
          </table:table-cell>
        </table:table-row>
        <table:table-row>
          <table:table-cell table:style-name="Table5.A2" office:value-type="string">
            <text:p text:style-name="P14">&lt;idno type=PGClearance&gt;1234name&lt;/idno&gt;</text:p>
          </table:table-cell>
          <table:table-cell table:style-name="Table5.B2" office:value-type="string">
            <text:p text:style-name="P64">The PG Clearance number.</text:p>
          </table:table-cell>
        </table:table-row>
        <table:table-row>
          <table:table-cell table:style-name="Table5.A2" office:value-type="string">
            <text:p text:style-name="P14">&lt;idno type=OCLC&gt;&lt;/idno&gt;</text:p>
          </table:table-cell>
          <table:table-cell table:style-name="Table5.B2" office:value-type="string">
            <text:p text:style-name="P64">OCLC catalog number (worldcat).</text:p>
          </table:table-cell>
        </table:table-row>
        <table:table-row>
          <table:table-cell table:style-name="Table5.A2" office:value-type="string">
            <text:p text:style-name="P14">&lt;idno type=OLN&gt;&lt;/idno&gt;</text:p>
          </table:table-cell>
          <table:table-cell table:style-name="Table5.B2" office:value-type="string">
            <text:p text:style-name="P64">Open Library catalog number.</text:p>
          </table:table-cell>
        </table:table-row>
        <table:table-row>
          <table:table-cell table:style-name="Table5.A2" office:value-type="string">
            <text:p text:style-name="P14">&lt;idno type=LCCN&gt;&lt;/idno&gt;</text:p>
          </table:table-cell>
          <table:table-cell table:style-name="Table5.B2" office:value-type="string">
            <text:p text:style-name="P64">Library of Congress Call Number.</text:p>
          </table:table-cell>
        </table:table-row>
        <table:table-row>
          <table:table-cell table:style-name="Table5.A2" office:value-type="string">
            <text:p text:style-name="P14">&lt;idno type=ISBN&gt;&lt;/idno&gt;</text:p>
          </table:table-cell>
          <table:table-cell table:style-name="Table5.B2" office:value-type="string">
            <text:p text:style-name="P64">The ISBN. Since ISBNs refer to specific manifestations of a work, this number typically refers to the ISBN of the source digitized. ISBNs have been in use since 1972, so it is unlikely many Project Gutenberg books have such a number.</text:p>
          </table:table-cell>
        </table:table-row>
      </table:table>
      <text:p text:style-name="P1"/>
      <text:p text:style-name="P1">The <text:span text:style-name="T10">&lt;availability&gt;</text:span> element should include a short reference to the copyright status of the work. For most texts, the following phrase will be appropriate: <text:span text:style-name="T4">Not copyrighted in the United States. If you live elsewhere please check the laws of your country before downloading this ebook.</text:span></text:p>
      <text:p text:style-name="P1"><text:span text:style-name="T4"/></text:p>
      <text:p text:style-name="P59">In the <text:span text:style-name="T10">&lt;sourceDesc&gt;</text:span>, the title and author information appears again. This time, you should use the exact title and author names as given on the title page of the original work used to prepare your Project Gutenberg text. If the title on the spine or cover of the book differs, this may be noted, but the title page is leading.</text:p>
      <text:p text:style-name="P1"/>
      <text:h text:style-name="P78" text:outline-level="4">Extensions to TEI</text:h>
      <text:p text:style-name="P21">The <text:span text:style-name="T6">@</text:span><text:span text:style-name="T6">nfc</text:span> attribute on <text:span text:style-name="T6">&lt;title&gt;</text:span> elements is used to indicate the number of non-filing characters, used when sorting a title. Counted should be all characters up to the character on which the title should be sorted, including spaces.</text:p>
      <text:p text:style-name="P21"/>
      <text:p text:style-name="P26">&lt;title nfc=4&gt;The <text:span text:style-name="T28">R</text:span>eturn of the King&lt;/title&gt;</text:p>
      <text:p text:style-name="P26">&lt;title nfc=3&gt;An <text:span text:style-name="T28">I</text:span>ntroduction to Mathematics&lt;/title&gt;</text:p>
      <text:p text:style-name="P21"/>
      <text:p text:style-name="P21">The <text:span text:style-name="T6">@</text:span><text:span text:style-name="T6">sortkey</text:span> attribute on <text:span text:style-name="T6">&lt;author&gt;</text:span><text:span text:style-name="T19"> and related elements i</text:span>s used to supply a sort key for a name. Typically, such sort keys would drop accents, such that they will sort in the expected place in lists.</text:p>
      <text:p text:style-name="P21"/>
      <text:p text:style-name="P23"><text:tab/>&lt;author sortkey=”Rhijn, Rembrandt van”&gt;Rembrandt van Rhijn&lt;/author&gt;</text:p>
      <text:p text:style-name="P23"><text:tab/>&lt;author sortkey=”MacKenzee, John”&gt;John McKenzee&lt;/author&gt;</text:p>
      <text:p text:style-name="P23"><text:tab/>&lt;author sortkey=”Hotel, Desire l’”&gt;Desiré l’Hôtel&lt;/author&gt;</text:p>
      <text:p text:style-name="P23"/>
      <text:h text:style-name="Heading_20_3" text:outline-level="3">The Text</text:h>
      <text:p text:style-name="Standard"><text:span text:style-name="T1">After the TEI header the actual content of the text appears in a </text:span><text:span text:style-name="T10">&lt;text&gt;</text:span><text:span text:style-name="T1"> element. This tex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ext:soft-page-break/>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table:number-rows-spanned="2" office:value-type="string">
              <text:p text:style-name="P28"/>
            </table:table-cell>
            <table:table-cell table:style-name="Table7.A1" office:value-type="string">
              <text:p text:style-name="P28">Front Matter</text:p>
            </table:table-cell>
            <table:table-cell table:style-name="Table7.A1" office:value-type="string">
              <text:p text:style-name="P28">Body Text</text:p>
            </table:table-cell>
            <table:table-cell table:style-name="Table7.D1" office:value-type="string">
              <text:p text:style-name="P28">Back matter</text:p>
            </table:table-cell>
          </table:table-row>
        </table:table-header-rows>
        <table:table-row>
          <table:covered-table-cell/>
          <table:table-cell table:style-name="Table7.B2" office:value-type="string">
            <text:p text:style-name="P86"><text:span text:style-name="T6">@type</text:span> values</text:p>
          </table:table-cell>
          <table:table-cell table:style-name="Table7.B2" office:value-type="string">
            <text:p text:style-name="P86"><text:span text:style-name="T6">@type</text:span> values</text:p>
          </table:table-cell>
          <table:table-cell table:style-name="Table7.D2" office:value-type="string">
            <text:p text:style-name="P86"><text:span text:style-name="T6">@type</text:span> values</text:p>
          </table:table-cell>
        </table:table-row>
        <table:table-row>
          <table:table-cell table:style-name="Table7.B2" office:value-type="string">
            <text:p text:style-name="P30">div0</text:p>
          </table:table-cell>
          <table:table-cell table:style-name="Table7.B2" office:value-type="string">
            <text:p text:style-name="P84">Not used</text:p>
          </table:table-cell>
          <table:table-cell table:style-name="Table7.B2" office:value-type="string">
            <text:p text:style-name="P85">Book (<text:span text:style-name="T4">default</text:span>)<text:line-break/>Volume<text:line-break/>Part</text:p>
          </table:table-cell>
          <table:table-cell table:style-name="Table7.D2" office:value-type="string">
            <text:p text:style-name="P84">Not used</text:p>
          </table:table-cell>
        </table:table-row>
        <table:table-row>
          <table:table-cell table:style-name="Table7.B2" office:value-type="string">
            <text:p text:style-name="P30">div1</text:p>
          </table:table-cell>
          <table:table-cell table:style-name="Table7.B2" office:value-type="string">
            <text:p text:style-name="P85">French Title<text:line-break/>Title Page<text:line-break/>Copyright<text:line-break/>Dedication<text:line-break/>Contents<text:line-break/>Preface<text:line-break/>Foreword<text:line-break/>Colophon<text:line-break/>Frontispiece<text:line-break/>Cover<text:line-break/>Spine</text:p>
            <text:p text:style-name="P85"/>
          </table:table-cell>
          <table:table-cell table:style-name="Table7.B2" office:value-type="string">
            <text:p text:style-name="P85">Section<text:line-break/>Abstract <text:line-break/>Acknowledgments <text:line-break/>Act <text:line-break/>Appendix <text:line-break/>Article <text:line-break/>Bibliography <text:line-break/>Chapter (<text:span text:style-name="T4">default</text:span>)<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85">Appendix (<text:span text:style-name="T4">default</text:span>)<text:line-break/>Bibliography<text:line-break/>Epilogue<text:line-break/>Index<text:line-break/>Colophon<text:line-break/>Cover</text:p>
          </table:table-cell>
        </table:table-row>
        <table:table-row>
          <table:table-cell table:style-name="Table7.B2" office:value-type="string">
            <text:p text:style-name="P30">div2...div7</text:p>
          </table:table-cell>
          <table:table-cell table:style-name="Table7.B2" office:value-type="string">
            <text:p text:style-name="P85"/>
          </table:table-cell>
          <table:table-cell table:style-name="Table7.B2" office:value-type="string">
            <text:p text:style-name="P85">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85"/>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5"/>
      <table:table table:name="Table9" table:style-name="Table9">
        <table:table-column table:style-name="Table9.A"/>
        <table:table-column table:style-name="Table9.B"/>
        <table:table-header-rows>
          <table:table-row>
            <table:table-cell table:style-name="Table9.A1" office:value-type="string">
              <text:p text:style-name="P62">@type <text:span text:style-name="T19">value</text:span></text:p>
            </table:table-cell>
            <table:table-cell table:style-name="Table9.B1" office:value-type="string">
              <text:p text:style-name="P20">Meaning</text:p>
            </table:table-cell>
          </table:table-row>
        </table:table-header-rows>
        <table:table-row>
          <table:table-cell table:style-name="Table9.A2" office:value-type="string">
            <text:p text:style-name="P10">main</text:p>
          </table:table-cell>
          <table:table-cell table:style-name="Table9.B2" office:value-type="string">
            <text:p text:style-name="P66">The heading indicates the main title of the chapter (<text:span text:style-name="T4">default</text:span>).</text:p>
          </table:table-cell>
        </table:table-row>
        <table:table-row>
          <table:table-cell table:style-name="Table9.A2" office:value-type="string">
            <text:p text:style-name="P10">sub</text:p>
          </table:table-cell>
          <table:table-cell table:style-name="Table9.B2" office:value-type="string">
            <text:p text:style-name="P66">The heading indicates a subtitle.</text:p>
          </table:table-cell>
        </table:table-row>
        <table:table-row>
          <table:table-cell table:style-name="Table9.A2" office:value-type="string">
            <text:p text:style-name="P10">super</text:p>
          </table:table-cell>
          <table:table-cell table:style-name="Table9.B2" office:value-type="string">
            <text:p text:style-name="P66">The heading indicates a title of a higher division. Typically used if the main title of a book is repeated on the first page of the first chapter.</text:p>
          </table:table-cell>
        </table:table-row>
        <text:soft-page-break/>
        <table:table-row>
          <table:table-cell table:style-name="Table9.A2" office:value-type="string">
            <text:p text:style-name="P10">label</text:p>
          </table:table-cell>
          <table:table-cell table:style-name="Table9.B2" office:value-type="string">
            <text:p text:style-name="P66">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0">duplicate</text:p>
          </table:table-cell>
          <table:table-cell table:style-name="Table9.B2" office:value-type="string">
            <text:p text:style-name="P66">The heading is a duplicate heading.</text:p>
          </table:table-cell>
        </table:table-row>
      </table:table>
      <text:p text:style-name="P1"/>
      <text:p text:style-name="P1">The <text:span text:style-name="T6">@rend</text:span> attribute can be used to render the chapter heading in a special way. The following special renderings are supported:</text:p>
      <text:p text:style-name="P15"/>
      <table:table table:name="Table18" table:style-name="Table18">
        <table:table-column table:style-name="Table18.A"/>
        <table:table-column table:style-name="Table18.B"/>
        <table:table-header-rows>
          <table:table-row>
            <table:table-cell table:style-name="Table18.A1" office:value-type="string">
              <text:p text:style-name="P12">image(&lt;<text:span text:style-name="T4">url</text:span>&gt;)</text:p>
            </table:table-cell>
            <table:table-cell table:style-name="Table18.B1" office:value-type="string">
              <text:p text:style-name="P15">The heading will be preceded by the image indicated in the URL.</text:p>
            </table:table-cell>
          </table:table-row>
        </table:table-header-rows>
        <table:table-row>
          <table:table-cell table:style-name="Table18.A2" office:value-type="string">
            <text:p text:style-name="P12">image-alt(&lt;<text:span text:style-name="T4">text</text:span>&gt;)</text:p>
          </table:table-cell>
          <table:table-cell table:style-name="Table18.B2" office:value-type="string">
            <text:p text:style-name="P15">The alternate text for the heading-image (placed in the HTML <text:span text:style-name="T6">alt</text:span> attribute). The default text is “ornament”</text:p>
          </table:table-cell>
        </table:table-row>
        <table:table-row>
          <table:table-cell table:style-name="Table18.A2" office:value-type="string">
            <text:p text:style-name="P12">image-only</text:p>
          </table:table-cell>
          <table:table-cell table:style-name="Table18.B2" office:value-type="string">
            <text:p text:style-name="P15">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33">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lt;head type=label&gt;Chapter IV&lt;/head&gt;</text:p>
            <text:p text:style-name="P10">&lt;head&gt;The Story of Mr. Smith&lt;/head&gt;</text:p>
            <text:p text:style-name="P10"/>
            <text:p text:style-name="P10">&lt;argument&gt;&lt;p&gt;How Mr. Smith found 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76"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0176559" text:style-name="L4">
        <text:list-item>
          <text:p text:style-name="P58">A list.</text:p>
        </text:list-item>
        <text:list-item>
          <text:p text:style-name="P58">A table.</text:p>
        </text:list-item>
        <text:list-item>
          <text:p text:style-name="P58">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ext:soft-page-break/>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3" office:value-type="string">
            <text:p text:style-name="P12">toc1</text:p>
          </table:table-cell>
          <table:table-cell table:style-name="Table2.B3" office:value-type="string">
            <text:p text:style-name="P1">Mini table of contents, such as can appear inside a <text:span text:style-name="T11">&lt;div1&gt;</text:span> in some works.</text:p>
          </table:table-cell>
        </table:table-row>
        <table:table-row>
          <table:table-cell table:style-name="Table2.A3" office:value-type="string">
            <text:p text:style-name="P12">figlist</text:p>
          </table:table-cell>
          <table:table-cell table:style-name="Table2.B3" office:value-type="string">
            <text:p text:style-name="P1">List of Illustrations.</text:p>
          </table:table-cell>
        </table:table-row>
        <table:table-row>
          <table:table-cell table:style-name="Table2.A3" office:value-type="string">
            <text:p text:style-name="P12">gallery</text:p>
          </table:table-cell>
          <table:table-cell table:style-name="Table2.B3"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3" office:value-type="string">
            <text:p text:style-name="P12">tablist</text:p>
          </table:table-cell>
          <table:table-cell table:style-name="Table2.B3" office:value-type="string">
            <text:p text:style-name="P1">List of Tables.</text:p>
          </table:table-cell>
        </table:table-row>
        <table:table-row>
          <table:table-cell table:style-name="Table2.A3" office:value-type="string">
            <text:p text:style-name="P12">index</text:p>
          </table:table-cell>
          <table:table-cell table:style-name="Table2.B3" office:value-type="string">
            <text:p text:style-name="P1">Index.</text:p>
          </table:table-cell>
        </table:table-row>
        <table:table-row>
          <table:table-cell table:style-name="Table2.A2" office:value-type="string">
            <text:p text:style-name="P12">colophon</text:p>
          </table:table-cell>
          <table:table-cell table:style-name="Table2.B2"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3" office:value-type="string">
            <text:p text:style-name="P12">titlepage</text:p>
          </table:table-cell>
          <table:table-cell table:style-name="Table2.B3" office:value-type="string">
            <text:p text:style-name="P1">Titlepage.</text:p>
          </table:table-cell>
        </table:table-row>
        <table:table-row>
          <table:table-cell table:style-name="Table2.A2" office:value-type="string">
            <text:p text:style-name="P12">IndexToc</text:p>
          </table:table-cell>
          <table:table-cell table:style-name="Table2.B2"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2" office:value-type="string">
            <text:p text:style-name="P12">SubToc</text:p>
          </table:table-cell>
          <table:table-cell table:style-name="Table2.B2"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7" text:outline-level="4"/>
      <text:p text:style-name="P1"/>
      <text:h text:style-name="Heading_20_3" text:outline-level="3">Poetry</text:h>
      <text:p text:style-name="P1">Poetry should be included in line group (<text:span text:style-name="T6">&lt;lg&gt;</text:span>) and line (<text:span text:style-name="T6">&lt;l&gt;</text:span>) attributes. If a poem or song consists of more than one stanza, enclose each stanza in its own <text:span text:style-name="T6">&lt;lg&gt; </text:span>element.</text:p>
      <text:p text:style-name="P1"><text:soft-page-break/></text:p>
      <text:p text:style-name="P1">Indentation can be indicated in two different ways. Within one text, use only one of these consistently.</text:p>
      <text:p text:style-name="P1"/>
      <text:list xml:id="list40180606" text:style-name="L5">
        <text:list-item>
          <text:p text:style-name="P68">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68">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2">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2">song</text:p>
          </table:table-cell>
          <table:table-cell table:style-name="Table19.B2" office:value-type="string">
            <text:p text:style-name="P1">Song, intended for singing</text:p>
          </table:table-cell>
        </table:table-row>
        <table:table-row>
          <table:table-cell table:style-name="Table19.A2" office:value-type="string">
            <text:p text:style-name="P12">group</text:p>
          </table:table-cell>
          <table:table-cell table:style-name="Table19.B2" office:value-type="string">
            <text:p text:style-name="P1">Unspecified group</text:p>
          </table:table-cell>
        </table:table-row>
        <table:table-row>
          <table:table-cell table:style-name="Table19.A2" office:value-type="string">
            <text:p text:style-name="P12">stanza</text:p>
          </table:table-cell>
          <table:table-cell table:style-name="Table19.B2" office:value-type="string">
            <text:p text:style-name="P1">Single stanza of poem or song.</text:p>
          </table:table-cell>
        </table:table-row>
      </table:table>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9"/>
      <table:table table:name="Table11" table:style-name="Table11">
        <table:table-column table:style-name="Table11.A"/>
        <table:table-column table:style-name="Table11.B"/>
        <table:table-header-rows>
          <table:table-row>
            <table:table-cell table:style-name="Table11.A1" office:value-type="string">
              <text:p text:style-name="P32">Mark Up</text:p>
            </table:table-cell>
            <table:table-cell table:style-name="Table11.B1" office:value-type="string">
              <text:p text:style-name="P32">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0165185" text:style-name="L6">
              <text:list-item>
                <text:p text:style-name="P82">Start counting at iv.</text:p>
              </text:list-item>
              <text:list-item>
                <text:p text:style-name="P82">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0170080" text:style-name="L7">
              <text:list-item>
                <text:p text:style-name="P83">Bulleted List.</text:p>
              </text:list-item>
              <text:list-item>
                <text:p text:style-name="P83">Next Item.</text:p>
              </text:list-item>
            </text:list>
          </table:table-cell>
        </table:table-row>
      </table:table>
      <text:p text:style-name="P9"/>
      <text:p text:style-name="P9">If the <text:span text:style-name="T11">rend</text:span> attribute on the <text:span text:style-name="T11">&lt;list&gt;</text:span> element contains <text:span text:style-name="T11">columns(2)</text:span>, the list will be set in two columns.</text:p>
      <text:p text:style-name="P9"/>
      <text:p text:style-name="P9">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text:soft-page-break/>Extension to TEILite</text:h>
      <text:p text:style-name="P1">If a table uses double commas to indicate that a cell repeats the contents above, use the <text:span text:style-name="T6">&lt;ditto&gt;</text:span> element, with the content spelled-out fully.</text:p>
      <text:h text:style-name="P79" text:outline-level="4">Alternative Table Model</text:h>
      <text:p text:style-name="P22">The TEI table model is rather simple. If you wish to support more complicated tables, you could design your own model, or import existing models.</text:p>
      <text:p text:style-name="P22"/>
      <text:p text:style-name="P24"><text:tab/>&lt;table&gt;</text:p>
      <text:p text:style-name="P24"><text:tab/><text:tab/>&lt;head&gt;&lt;/head&gt;</text:p>
      <text:p text:style-name="P24"><text:tab/><text:tab/>&lt;tableHeader&gt;</text:p>
      <text:p text:style-name="P24"><text:tab/><text:tab/><text:tab/>&lt;row&gt;&lt;cell&gt;</text:p>
      <text:p text:style-name="P24"><text:tab/><text:tab/>&lt;tablePageHeader&gt;</text:p>
      <text:p text:style-name="P24"><text:tab/><text:tab/><text:tab/>&lt;row&gt;&lt;cell&gt;</text:p>
      <text:p text:style-name="P24"><text:tab/><text:tab/>&lt;tableBody&gt;</text:p>
      <text:p text:style-name="P24"><text:tab/><text:tab/><text:tab/>&lt;row&gt;&lt;cell&gt;</text:p>
      <text:p text:style-name="P24"><text:tab/><text:tab/>&lt;tablePageFooter&gt;</text:p>
      <text:p text:style-name="P24"><text:tab/><text:tab/><text:tab/>&lt;row&gt;&lt;cell&gt;</text:p>
      <text:p text:style-name="P24"><text:tab/><text:tab/>&lt;tableFooter&gt;</text:p>
      <text:p text:style-name="P24"><text:tab/><text:tab/><text:tab/>&lt;row&gt;&lt;cell&gt;</text:p>
      <text:p text:style-name="P24"><text:tab/>&lt;/table&gt;</text:p>
      <text:p text:style-name="P22"/>
      <text:p text:style-name="P21">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text:soft-page-break/></text:p>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20">Rend attribute</text:p>
            </table:table-cell>
            <table:table-cell table:style-name="Table8.B1" office:value-type="string">
              <text:p text:style-name="P20">meaning</text:p>
            </table:table-cell>
          </table:table-row>
        </table:table-header-rows>
        <table:table-row>
          <table:table-cell table:style-name="Table8.A2" office:value-type="string">
            <text:p text:style-name="P14">float(left)</text:p>
          </table:table-cell>
          <table:table-cell table:style-name="Table8.B2" office:value-type="string">
            <text:p text:style-name="P1">place the figure on the left side of the page, the text surrounding it.</text:p>
          </table:table-cell>
        </table:table-row>
        <table:table-row>
          <table:table-cell table:style-name="Table8.A2" office:value-type="string">
            <text:p text:style-name="P14">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4">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4">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8" office:value-type="string">
            <text:p text:style-name="P14">thumb</text:p>
          </table:table-cell>
          <table:table-cell table:style-name="Table8.B8"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8" office:value-type="string">
            <text:p text:style-name="P14">suppress</text:p>
          </table:table-cell>
          <table:table-cell table:style-name="Table8.B8"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34">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1">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2">&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text:soft-page-break/>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1">&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6">To just generate a large initial, use the <text:span text:style-name="T11">rend</text:span> attribute as follows:</text:p>
      <text:p text:style-name="P41">&lt;p rend=”initial(<text:span text:style-name="T4">A</text:span>)”&gt;</text:p>
      <text:p text:style-name="Text_20_body">or</text:p>
      <text:p text:style-name="P41">&lt;p rend=”initial(<text:span text:style-name="T4">A</text:span>, <text:span text:style-name="T4">n</text:span>)”&gt;</text:p>
      <text:p text:style-name="P46">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1"><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7">The &lt;index level1=”Pope John Paul II”&gt;current Pope&lt;/index&gt; was ...</text:p>
      <text:p text:style-name="P27"><text:soft-page-break/></text:p>
      <text:p text:style-name="P47">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0154622" text:style-name="L8">
        <text:list-item>
          <text:p text:style-name="P69">Always capitalize the first and the last word. </text:p>
        </text:list-item>
        <text:list-item>
          <text:p text:style-name="P69">Capitalize all nouns, pronouns, adjectives, verbs, adverbs, and subordinate conjunctions ("as", "because", "although"). </text:p>
        </text:list-item>
        <text:list-item>
          <text:p text:style-name="P69">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69">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text:soft-page-break/>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
      <text:h text:style-name="P76" text:outline-level="3">Thematic breaks</text:h>
      <text:p text:style-name="P43">To indicate a thematic break, use the <text:span text:style-name="T6">&lt;milestone&gt;</text:span> element, with the <text:span text:style-name="T6">unit</text:span> attribute set to <text:span text:style-name="T6">tb</text:span>.</text:p>
      <text:p text:style-name="P43">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29">stars</text:p>
          </table:table-cell>
          <table:table-cell table:style-name="Table10.B2" office:value-type="string">
            <text:p text:style-name="Table_20_Contents">Three stars on a line.</text:p>
          </table:table-cell>
        </table:table-row>
        <table:table-row>
          <table:table-cell table:style-name="Table10.A2" office:value-type="string">
            <text:p text:style-name="P29">line</text:p>
          </table:table-cell>
          <table:table-cell table:style-name="Table10.B2" office:value-type="string">
            <text:p text:style-name="Table_20_Contents">A line (default).</text:p>
          </table:table-cell>
        </table:table-row>
      </table:table>
      <text:p text:style-name="P1"/>
      <text:p text:style-name="P43"/>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ext:soft-page-break/>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40168380" text:style-name="L9">
        <text:list-item>
          <text:p text:style-name="P70">ISO 639 2 letter codes, for example <text:span text:style-name="T6">en</text:span> for English.</text:p>
        </text:list-item>
        <text:list-item>
          <text:p text:style-name="P70">ISO 639 3 letter codes, for example <text:span text:style-name="T6">ceb</text:span> for Cebuano (a language spoken in the Philippines without an ISO 639 2 letter code).</text:p>
        </text:list-item>
        <text:list-item>
          <text:p text:style-name="P70">ISO 639 codes appended with a locale code, for example <text:span text:style-name="T6">en-US</text:span><text:span text:style-name="T19"> for US English.</text:span></text:p>
        </text:list-item>
        <text:list-item>
          <text:p text:style-name="P70">ISO 639 codes appended with a year, for example <text:span text:style-name="T6">en-1800</text:span>, for 19th century English.</text:p>
        </text:list-item>
        <text:list-item>
          <text:p text:style-name="P71"><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70">SIL Ethnologue 3 letter codes, for example <text:span text:style-name="T6">x-sil-gad</text:span> for Gaddang (a language spoken in the Philippines without an ISO 639 code).</text:p>
        </text:list-item>
        <text:list-item>
          <text:p text:style-name="P70">Self-defined codes for special usage, for example <text:span text:style-name="T6">en-x-Scottish</text:span> for a representation of Scottish dialect (not the Gaelic language) in written English.</text:p>
        </text:list-item>
        <text:list-item>
          <text:p text:style-name="P70">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8">Element</text:p>
            </table:table-cell>
            <table:table-cell table:style-name="Table13.B1" office:value-type="string">
              <text:p text:style-name="P28">Recognized rend values</text:p>
            </table:table-cell>
          </table:table-row>
        </table:table-header-rows>
        <table:table-row>
          <table:table-cell table:style-name="Table13.A2" office:value-type="string">
            <text:p text:style-name="P31">hi</text:p>
          </table:table-cell>
          <table:table-cell table:style-name="Table13.B2" office:value-type="string">
            <text:p text:style-name="P17"><text:span text:style-name="T6">italic</text:span> (<text:span text:style-name="T4">default</text:span>) <text:span text:style-name="T6">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6">center</text:span> (<text:span text:style-name="T4">default</text:span>) <text:span text:style-name="T6">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6">block center left </text:span>(<text:span text:style-name="T4">default</text:span>) <text:span text:style-name="T6">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ext:soft-page-break/>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80" text:outline-level="4">Rendition ladders</text:h>
      <text:p text:style-name="P34">A slightly more powerful mechanism is provided by so called rendering ladders, in which a number of key-value pairs are provided.</text:p>
      <text:p text:style-name="P34"/>
      <text:p text:style-name="P48">&lt;p rend=“font(italic)align(left)”&gt;A left-aligned paragraph in italics.</text:p>
      <text:p text:style-name="P34"/>
      <text:p text:style-name="P34">The following keys and values are supported</text:p>
      <text:p text:style-name="P34"/>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9">Key</text:p>
            </table:table-cell>
            <table:table-cell table:style-name="Table12.A1" office:value-type="string">
              <text:p text:style-name="P39">Value</text:p>
            </table:table-cell>
            <table:table-cell table:style-name="Table12.C1" office:value-type="string">
              <text:p text:style-name="P39">Example</text:p>
            </table:table-cell>
          </table:table-row>
        </table:table-header-rows>
        <table:table-row>
          <table:table-cell table:style-name="Table12.A2" office:value-type="string">
            <text:p text:style-name="P40">font</text:p>
          </table:table-cell>
          <table:table-cell table:style-name="Table12.A2" office:value-type="string">
            <text:p text:style-name="P35"><text:span text:style-name="T6">italic, bold, fsc </text:span>(full caps and smallcaps), <text:span text:style-name="T6">smallcaps, underlined, gothic</text:span></text:p>
          </table:table-cell>
          <table:table-cell table:style-name="Table12.C2" office:value-type="string">
            <text:p text:style-name="P36">&lt;hi rend="font(bold)"&gt;</text:p>
          </table:table-cell>
        </table:table-row>
        <table:table-row>
          <table:table-cell table:style-name="Table12.A2" office:value-type="string">
            <text:p text:style-name="P40">align</text:p>
          </table:table-cell>
          <table:table-cell table:style-name="Table12.A2" office:value-type="string">
            <text:p text:style-name="P35"><text:span text:style-name="T6">right, left, center, block</text:span> (that is, justified)</text:p>
          </table:table-cell>
          <table:table-cell table:style-name="Table12.C2" office:value-type="string">
            <text:p text:style-name="P36">&lt;p rend="align(block)"&gt;</text:p>
          </table:table-cell>
        </table:table-row>
        <table:table-row>
          <table:table-cell table:style-name="Table12.A2" office:value-type="string">
            <text:p text:style-name="P38">indent</text:p>
          </table:table-cell>
          <table:table-cell table:style-name="Table12.A2" office:value-type="string">
            <text:p text:style-name="P35">The number of tab stops to be indented. The size of a tab stop is not fixed, but could be something like twice or three times the width of the letter m.</text:p>
          </table:table-cell>
          <table:table-cell table:style-name="Table12.C2" office:value-type="string">
            <text:p text:style-name="P36">&lt;l rend="indent(2)"&gt;</text:p>
          </table:table-cell>
        </table:table-row>
        <table:table-row>
          <table:table-cell table:style-name="Table12.A2" office:value-type="string">
            <text:p text:style-name="P38">link</text:p>
          </table:table-cell>
          <table:table-cell table:style-name="Table12.A2" office:value-type="string">
            <text:p text:style-name="P35">Rendered as link to the indicated url.</text:p>
          </table:table-cell>
          <table:table-cell table:style-name="Table12.C2" office:value-type="string">
            <text:p text:style-name="P36">&lt;figure rend=”link(images/a.jpg)”&gt;</text:p>
          </table:table-cell>
        </table:table-row>
        <table:table-row>
          <table:table-cell table:style-name="Table12.A2" office:value-type="string">
            <text:p text:style-name="P38">image</text:p>
          </table:table-cell>
          <table:table-cell table:style-name="Table12.A2" office:value-type="string">
            <text:p text:style-name="P35">Rendered as in-line image, obtained from the indicated url.</text:p>
          </table:table-cell>
          <table:table-cell table:style-name="Table12.C2" office:value-type="string">
            <text:p text:style-name="P36">&lt;figure rend=”image(images/a.jpg)”&gt;</text:p>
          </table:table-cell>
        </table:table-row>
        <table:table-row>
          <table:table-cell table:style-name="Table12.A2" office:value-type="string">
            <text:p text:style-name="P38">float</text:p>
          </table:table-cell>
          <table:table-cell table:style-name="Table12.A2" office:value-type="string">
            <text:p text:style-name="P35">The place to float in image, table, etc. Possible values: <text:span text:style-name="T6">left</text:span>, <text:span text:style-name="T6">right</text:span>.</text:p>
          </table:table-cell>
          <table:table-cell table:style-name="Table12.C2" office:value-type="string">
            <text:p text:style-name="P36">&lt;figure rend="float(left)"&gt;</text:p>
          </table:table-cell>
        </table:table-row>
        <table:table-row>
          <table:table-cell table:style-name="Table12.A2" office:value-type="string">
            <text:p text:style-name="P38">columns</text:p>
          </table:table-cell>
          <table:table-cell table:style-name="Table12.A2" office:value-type="string">
            <text:p text:style-name="P35">Set the element in multiple columns. May be applied to tables and lists.</text:p>
          </table:table-cell>
          <table:table-cell table:style-name="Table12.C2" office:value-type="string">
            <text:p text:style-name="P36">&lt;list rend=”columns(2)”&gt;</text:p>
            <text:p text:style-name="P36"><text:s text:c="4"/>&lt;item&gt;First Item.&lt;/item&gt;</text:p>
            <text:p text:style-name="P36"><text:s text:c="4"/>&lt;item&gt;Second Item.&lt;/item&gt;</text:p>
            <text:p text:style-name="P36">&lt;/list&gt;</text:p>
          </table:table-cell>
        </table:table-row>
        <table:table-row>
          <table:table-cell table:style-name="Table12.A2" office:value-type="string">
            <text:p text:style-name="P38">rotate</text:p>
          </table:table-cell>
          <table:table-cell table:style-name="Table12.A2" office:value-type="string">
            <text:p text:style-name="P35">The clock-wise rotation in degrees.</text:p>
          </table:table-cell>
          <table:table-cell table:style-name="Table12.C2" office:value-type="string">
            <text:p text:style-name="P36">&lt;cell rend="rotate(90)"&gt;</text:p>
          </table:table-cell>
        </table:table-row>
        <table:table-row>
          <table:table-cell table:style-name="Table12.A2" office:value-type="string">
            <text:p text:style-name="P38">width</text:p>
          </table:table-cell>
          <table:table-cell table:style-name="Table12.A2" office:value-type="string">
            <text:p text:style-name="P35">The width as a percentage of the active text width.</text:p>
          </table:table-cell>
          <table:table-cell table:style-name="Table12.C2" office:value-type="string">
            <text:p text:style-name="P36">&lt;cell rend="width(80%)"&gt;</text:p>
          </table:table-cell>
        </table:table-row>
        <table:table-row>
          <table:table-cell table:style-name="Table12.A2" office:value-type="string">
            <text:p text:style-name="P38">bullet</text:p>
          </table:table-cell>
          <table:table-cell table:style-name="Table12.A2" office:value-type="string">
            <text:p text:style-name="P35">The type of bullet to supply on bulleted sub-elements.</text:p>
          </table:table-cell>
          <table:table-cell table:style-name="Table12.C2" office:value-type="string">
            <text:p text:style-name="P36">&lt;item rend="bullet(&amp;dagger;)"&gt;</text:p>
          </table:table-cell>
        </table:table-row>
        <table:table-row>
          <table:table-cell table:style-name="Table12.A2" office:value-type="string">
            <text:p text:style-name="P38">number</text:p>
          </table:table-cell>
          <table:table-cell table:style-name="Table12.A2" office:value-type="string">
            <text:p text:style-name="P35">The type of numbers to supply on numbered sub-elements:</text:p>
            <text:p text:style-name="P35"/>
            <table:table table:name="Tabel1" table:style-name="Tabel1">
              <table:table-column table:style-name="Tabel1.A"/>
              <table:table-column table:style-name="Tabel1.B"/>
              <table:table-header-rows>
                <table:table-row>
                  <table:table-cell table:style-name="Tabel1.A1" office:value-type="string">
                    <text:p text:style-name="P37">number(1)</text:p>
                  </table:table-cell>
                  <table:table-cell table:style-name="Tabel1.A1" office:value-type="string">
                    <text:p text:style-name="P34">1, 2, 3, ...</text:p>
                  </table:table-cell>
                </table:table-row>
              </table:table-header-rows>
              <table:table-row>
                <table:table-cell table:style-name="Tabel1.A1" office:value-type="string">
                  <text:p text:style-name="P37">number(01)</text:p>
                </table:table-cell>
                <table:table-cell table:style-name="Tabel1.A1" office:value-type="string">
                  <text:p text:style-name="P34">01, 02, 03, ...</text:p>
                </table:table-cell>
              </table:table-row>
              <table:table-row>
                <table:table-cell table:style-name="Tabel1.A1" office:value-type="string">
                  <text:p text:style-name="P37">number(a)</text:p>
                </table:table-cell>
                <table:table-cell table:style-name="Tabel1.A1" office:value-type="string">
                  <text:p text:style-name="P34">a, b, c, ..., z, aa, ab, ac, ..., zz</text:p>
                </table:table-cell>
              </table:table-row>
              <table:table-row>
                <table:table-cell table:style-name="Tabel1.A1" office:value-type="string">
                  <text:p text:style-name="P37">number(A)</text:p>
                </table:table-cell>
                <table:table-cell table:style-name="Tabel1.A1" office:value-type="string">
                  <text:p text:style-name="P34">A, B, C, ..., Z, AA, AB, AC, ..., ZZ</text:p>
                </table:table-cell>
              </table:table-row>
              <table:table-row>
                <table:table-cell table:style-name="Tabel1.A1" office:value-type="string">
                  <text:p text:style-name="P37">number(aa) </text:p>
                </table:table-cell>
                <table:table-cell table:style-name="Tabel1.A1" office:value-type="string">
                  <text:p text:style-name="P34">a, b, c, ..., z, aa, bb, cc, ..., zz</text:p>
                </table:table-cell>
              </table:table-row>
              <table:table-row>
                <table:table-cell table:style-name="Tabel1.A1" office:value-type="string">
                  <text:p text:style-name="P37">number(AA) </text:p>
                </table:table-cell>
                <table:table-cell table:style-name="Tabel1.A1" office:value-type="string">
                  <text:p text:style-name="P34">A, B, C, ..., Z, AA, BB, CC, ..., ZZ</text:p>
                </table:table-cell>
              </table:table-row>
              <table:table-row>
                <table:table-cell table:style-name="Tabel1.A1" office:value-type="string">
                  <text:p text:style-name="P37">number(i)</text:p>
                </table:table-cell>
                <table:table-cell table:style-name="Tabel1.A1" office:value-type="string">
                  <text:p text:style-name="P34">i, ii, iii, iv, ..., mmmcmxcix</text:p>
                </table:table-cell>
              </table:table-row>
              <table:table-row>
                <table:table-cell table:style-name="Tabel1.A1" office:value-type="string">
                  <text:p text:style-name="P37">number(I)</text:p>
                </table:table-cell>
                <table:table-cell table:style-name="Tabel1.A1" office:value-type="string">
                  <text:p text:style-name="P34">I, II, III, IV, ..., MMMCMXCIX</text:p>
                </table:table-cell>
              </table:table-row>
            </table:table>
            <text:p text:style-name="P35"/>
          </table:table-cell>
          <table:table-cell table:style-name="Table12.C2" office:value-type="string">
            <text:p text:style-name="P36">&lt;item rend="number(1)"&gt;</text:p>
          </table:table-cell>
        </table:table-row>
        <table:table-row>
          <table:table-cell table:style-name="Table12.A2" office:value-type="string">
            <text:p text:style-name="P38">class</text:p>
          </table:table-cell>
          <table:table-cell table:style-name="Table12.A2" office:value-type="string">
            <text:p text:style-name="P35">Sets a class attribute in the corresponding HTML output. This can be used in combination with custom CSS stylesheets to achieve special effects.</text:p>
          </table:table-cell>
          <table:table-cell table:style-name="Table12.C2" office:value-type="string">
            <text:p text:style-name="P36">&lt;p rend="class(myClass)"&gt;</text:p>
          </table:table-cell>
        </table:table-row>
      </table:table>
      <text:p text:style-name="P34"><text:tab/></text:p>
      <text:p text:style-name="P34"/>
      <text:h text:style-name="P78" text:outline-level="4"><text:soft-page-break/>CSS based</text:h>
      <text:p text:style-name="P21">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1"/>
      <text:p text:style-name="P21"><text:tab/><text:span text:style-name="T11">"{font-variant: italic; left-margin: 10px;}"</text:span></text:p>
      <text:p text:style-name="P23"/>
      <text:p text:style-name="P25">Alternative:</text:p>
      <text:p text:style-name="P23"/>
      <text:p text:style-name="P23"><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18"/>
      <text:p text:style-name="P49"><text:tab/>&lt;?xml version="1.0"?&gt;</text:p>
      <text:p text:style-name="P49"><text:tab/>&lt;stylesheet&gt;</text:p>
      <text:p text:style-name="P49"><text:tab/>&lt;![CDATA[</text:p>
      <text:p text:style-name="P49"/>
      <text:p text:style-name="P49"><text:tab/><text:tab/>... Content of CSS file here ...</text:p>
      <text:p text:style-name="P49"/>
      <text:p text:style-name="P49"><text:tab/>]]&gt;</text:p>
      <text:p text:style-name="P50"><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34">Classical symmetric design. (<text:span text:style-name="T11">style/borneo.css</text:span>)</text:p>
      <text:h text:style-name="P80" text:outline-level="4">Bohemian Crystal</text:h>
      <text:p text:style-name="P34">Layout intended to show as many text details as possible. Based on <text:span text:style-name="T4">Arctic Blue</text:span>, this layout will show all corrections <text:soft-page-break/>made to the text, expansions of abbreviations, metric equivalents to imperial and other obsolete measures, and so on, provided they have been provided in the file. (<text:span text:style-name="T11">style/crystal.css</text:span>)</text:p>
      <text:h text:style-name="P80" text:outline-level="4">Modern Print</text:h>
      <text:p text:style-name="P1">Default style sheet optimized for printing, asymmetric, modern design.</text:p>
      <text:h text:style-name="P78" text:outline-level="4">Classical Print</text:h>
      <text:p text:style-name="P21">Alternative style sheet for printing. Symmetric, classical design.</text:p>
      <text:p text:style-name="P1"/>
      <text:h text:style-name="Heading_20_3" text:outline-level="3">Custom Style Sheets</text:h>
      <text:p text:style-name="P44">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44">This is achieved by running Saxon as follows:</text:p>
      <text:p text:style-name="Text_20_body"><text:span text:style-name="T14">saxon document.xml tei2html.xsl </text:span><text:span text:style-name="T11">customCssFile</text:span><text:span text:style-name="T14">="custom.css.xml"</text:span></text:p>
      <text:p text:style-name="P45">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1">Should include the following:</text:p>
      <text:p text:style-name="P51"/>
      <text:list xml:id="list40182420" text:style-name="L10">
        <text:list-item>
          <text:p text:style-name="P72">DOCTYPE declaration, linking to the correct DTD.</text:p>
        </text:list-item>
        <text:list-item>
          <text:p text:style-name="P72">Optionally, in addition to the DTD, a name space declaration, linking to the correct schema.</text:p>
        </text:list-item>
        <text:list-item>
          <text:p text:style-name="P72">Processing instruction, linking to an XSLT style-sheet, to enable rendering of the XML in a browser.</text:p>
        </text:list-item>
        <text:list-item>
          <text:p text:style-name="P72">CSS style-sheets, to enable rendering in a browser. These may also be included by the XSLT style-sheet.</text:p>
        </text:list-item>
        <text:list-item>
          <text:p text:style-name="P72">The short Project Gutenberg license in the <text:span text:style-name="T6">&lt;availability&gt;</text:span> tag.</text:p>
        </text:list-item>
      </text:list>
      <text:h text:style-name="P75"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ext:soft-page-break/>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text:soft-page-break/>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10-01-31T21:06:00.98</dc:date>
    <meta:printed-by>Jeroen Hellingman</meta:printed-by>
    <meta:print-date>2005-06-14T22:22:17</meta:print-date>
    <dc:language>en-US</dc:language>
    <meta:editing-cycles>809</meta:editing-cycles>
    <meta:editing-duration>PT31H01M57S</meta:editing-duration>
    <meta:document-statistic meta:table-count="21" meta:image-count="0" meta:object-count="0" meta:page-count="21" meta:paragraph-count="729" meta:word-count="7565" meta:character-count="47082"/>
    <meta:user-defined meta:name="Info 1"/>
    <meta:user-defined meta:name="Info 2"/>
    <meta:user-defined meta:name="Info 3"/>
    <meta:user-defined meta:name="Info 4"/>
  </office:meta>
</office:document-meta>
</file>